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2.5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75cm" fo:min-width="0.75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75cm" fo:min-width="0.75cm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75cm" fo:min-width="0.7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75cm" fo:min-width="0cm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0.75cm" fo:min-width="0.75cm"/>
    </style:style>
    <style:style style:name="gr7" style:family="graphic" style:parent-style-name="standard">
      <style:graphic-properties draw:fill-color="#800080" draw:textarea-horizontal-align="justify" draw:textarea-vertical-align="middle" draw:auto-grow-height="false" fo:min-height="0.75cm" fo:min-width="0.75cm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0.75cm" fo:min-width="0.75cm"/>
    </style:style>
    <style:style style:name="gr9" style:family="graphic" style:parent-style-name="standard">
      <style:graphic-properties draw:fill-color="#800080" draw:textarea-horizontal-align="justify" draw:textarea-vertical-align="middle" draw:auto-grow-height="false" fo:min-height="0.75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75cm" fo:min-width="0.75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0.75cm" fo:min-width="0.75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.75cm" fo:min-width="0.75cm"/>
    </style:style>
    <style:style style:name="gr13" style:family="graphic" style:parent-style-name="standard">
      <style:graphic-properties draw:fill-color="#808080" draw:textarea-horizontal-align="justify" draw:textarea-vertical-align="middle" draw:auto-grow-height="false" fo:min-height="0.75cm" fo:min-width="0.75cm"/>
    </style:style>
    <style:style style:name="gr14" style:family="graphic" style:parent-style-name="standard">
      <style:graphic-properties draw:fill-color="#333333" draw:textarea-horizontal-align="justify" draw:textarea-vertical-align="middle" draw:auto-grow-height="false" fo:min-height="0.7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12.5cm"/>
    </style:style>
    <style:style style:name="gr16" style:family="graphic" style:parent-style-name="standard">
      <style:graphic-properties draw:fill-color="#ff8000" draw:textarea-horizontal-align="justify" draw:textarea-vertical-align="middle" draw:auto-grow-height="false" fo:min-height="0.25cm" fo:min-width="0.75cm"/>
    </style:style>
    <style:style style:name="gr17" style:family="graphic" style:parent-style-name="standard">
      <style:graphic-properties draw:fill-color="#800080" draw:textarea-horizontal-align="justify" draw:textarea-vertical-align="middle" draw:auto-grow-height="false" fo:min-height="0.25cm" fo:min-width="0.75cm"/>
    </style:style>
    <style:style style:name="gr18" style:family="graphic" style:parent-style-name="standard">
      <style:graphic-properties draw:fill-color="#2a6099" draw:textarea-horizontal-align="justify" draw:textarea-vertical-align="middle" draw:auto-grow-height="false" fo:min-height="0.25cm" fo:min-width="0.75cm"/>
    </style:style>
    <style:style style:name="gr19" style:family="graphic" style:parent-style-name="standard">
      <style:graphic-properties draw:fill-color="#800080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-color="#800080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3cm" svg:height="1cm" svg:x="4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2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7.75cm" svg:y="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0.25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4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5.25cm" svg:y="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1cm" svg:x="1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7.75cm" svg:y="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10.25cm" svg:y="4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12.75cm" svg:y="4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5cm" svg:height="1cm" svg:x="14cm" svg:y="4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5.25cm" svg:y="4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1cm" svg:x="16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5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6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6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6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6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7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7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9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1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4cm" svg:y="5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6.5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7.75cm" svg:y="5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9cm" svg:y="5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0.25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1.5cm" svg:y="5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12.75cm" svg:y="5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4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5.25cm" svg:y="5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1cm" svg:x="16.5cm" svg:y="5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7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4cm" svg:y="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5.25cm" svg:y="7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6.5cm" svg:y="7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7.75cm" svg:y="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9cm" svg:y="7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0.25cm" svg:y="7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1.5cm" svg:y="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12.75cm" svg:y="7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4cm" svg:y="7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5.25cm" svg:y="7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1cm" svg:x="16.5cm" svg:y="7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9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4cm" svg:y="9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5.25cm" svg:y="9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6.5cm" svg:y="9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7.75cm" svg:y="9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9cm" svg:y="9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0.25cm" svg:y="9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1.5cm" svg:y="9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12.75cm" svg:y="9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4cm" svg:y="9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5.25cm" svg:y="9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1cm" svg:x="16.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4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5.25cm" svg:y="6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6.5cm" svg:y="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9cm" svg:y="6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10.25cm" svg:y="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1.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12.75cm" svg:y="6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5cm" svg:height="1cm" svg:x="14cm" svg:y="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5.25cm" svg:y="6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1cm" svg:x="16.5cm" svg:y="6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4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6.5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7.75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9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10.25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1.5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12.75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5cm" svg:height="1cm" svg:x="14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5.25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1cm" svg:x="16.5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5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6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4cm" svg:y="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5.25cm" svg:y="6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6.5cm" svg:y="6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9cm" svg:y="6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0.25cm" svg:y="6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1.5cm" svg:y="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12.75cm" svg:y="6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5cm" svg:height="1cm" svg:x="14cm" svg:y="6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5cm" svg:height="1cm" svg:x="15.25cm" svg:y="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1cm" svg:x="16.5cm" svg:y="6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7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4cm" svg:y="7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5.25cm" svg:y="7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6.5cm" svg:y="7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7.75cm" svg:y="7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9cm" svg:y="7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10.25cm" svg:y="7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1.5cm" svg:y="7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12.75cm" svg:y="7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5cm" svg:height="1cm" svg:x="14cm" svg:y="7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5.25cm" svg:y="7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1cm" svg:x="16.5cm" svg:y="7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1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4cm" svg:y="1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5.25cm" svg:y="10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6.5cm" svg:y="1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7.75cm" svg:y="1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9cm" svg:y="10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1cm" svg:x="10.25cm" svg:y="1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1.5cm" svg:y="1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5cm" svg:height="1cm" svg:x="12.75cm" svg:y="1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5cm" svg:height="1cm" svg:x="14cm" svg:y="1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5cm" svg:height="1cm" svg:x="15.25cm" svg:y="10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1cm" svg:x="16.5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1cm" svg:x="4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4cm" svg:y="1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5.25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6.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7.75cm" svg:y="1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9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0.2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1.5cm" svg:y="1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cm" svg:x="12.75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cm" svg:x="14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cm" svg:x="15.25cm" svg:y="1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cm" svg:x="16.5cm" svg:y="1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cm" svg:height="0.5cm" svg:x="4cm" svg:y="12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25cm" svg:height="0.5cm" svg:x="4cm" svg:y="12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25cm" svg:height="0.5cm" svg:x="5.25cm" svg:y="1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25cm" svg:height="0.5cm" svg:x="6.5cm" svg:y="12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25cm" svg:height="0.5cm" svg:x="7.75cm" svg:y="12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25cm" svg:height="0.5cm" svg:x="9cm" svg:y="1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25cm" svg:height="0.5cm" svg:x="10.25cm" svg:y="12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25cm" svg:height="0.5cm" svg:x="11.5cm" svg:y="12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25cm" svg:height="0.5cm" svg:x="12.75cm" svg:y="12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25cm" svg:height="0.5cm" svg:x="14cm" svg:y="12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25cm" svg:height="0.5cm" svg:x="15.25cm" svg:y="12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5cm" svg:height="0.5cm" svg:x="16.5cm" svg:y="12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8T22:29:39.817896290</meta:creation-date>
    <dc:date>2024-06-18T22:41:50.591152133</dc:date>
    <meta:editing-duration>PT12M11S</meta:editing-duration>
    <meta:editing-cycles>2</meta:editing-cycles>
    <meta:generator>LibreOffice/7.3.7.2$Linux_X86_64 LibreOffice_project/30$Build-2</meta:generator>
    <meta:document-statistic meta:object-count="252"/>
  </office:meta>
</office:document-meta>
</file>